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gcc" table:style-name="ta1">
        <table:shapes>
          <draw:frame draw:z-index="0" draw:style-name="gr1" draw:text-style-name="P1" svg:width="12.2882in" svg:height="7.0689in" svg:x="17.9748in" svg:y="2.5098in">
            <draw:object draw:notify-on-update-of-ranges="output_gcc.A1:output_gcc.A1 output_gcc.A2:output_gcc.A12 output_gcc.W1:output_gcc.W1 output_gcc.W2:output_gcc.W12 output_gcc.A1:output_gcc.A1 output_gcc.A2:output_gcc.A12 output_gcc.Y1:output_gcc.Y1 output_gcc.Y2:output_gcc.Y12 output_gcc.A1:output_gcc.A1 output_gcc.A2:output_gcc.A12 output_gcc.AA1:output_gcc.AA1 output_gcc.AA2:output_gcc.AA12 output_gcc.A1:output_gcc.A1 output_gcc.A2:output_gcc.A12 output_gcc.AC1:output_gcc.AC1 output_gcc.AC2:output_gcc.AC12 output_gcc.A1:output_gcc.A1 output_gcc.A2:output_gcc.A12 output_gcc.AE1:output_gcc.AE1 output_gcc.AE2:output_gcc.AE12 output_gcc.A1:output_gcc.A1 output_gcc.A2:output_gcc.A12 output_gcc.AG1:output_gcc.AG1 output_gcc.AG2:output_gcc.AG12 output_gcc.A1:output_gcc.A1 output_gcc.A2:output_gcc.A12 output_gcc.AI1:output_gcc.AI1 output_gcc.AI2:output_gcc.AI12 output_gcc.A1:output_gcc.A1 output_gcc.A2:output_gcc.A12 output_gcc.AK1:output_gcc.AK1 output_gcc.AK2:output_gcc.AK12 output_gcc.A1:output_gcc.A1 output_gcc.A2:output_gcc.A12 output_gcc.AM1:output_gcc.AM1 output_gcc.AM2:output_gcc.AM12 output_gcc.A1:output_gcc.A1 output_gcc.A2:output_gcc.A12 output_gcc.AO1:output_gcc.AO1 output_gcc.AO2:output_gcc.AO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number-columns-repeated="19" table:default-cell-style-name="Gnumeric-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/>
          <table:table-cell office:value-type="string" calcext:value-type="string">
            <text:p>speed1</text:p>
          </table:table-cell>
          <table:table-cell/>
          <table:table-cell office:value-type="string" calcext:value-type="string">
            <text:p>speed2</text:p>
          </table:table-cell>
          <table:table-cell/>
          <table:table-cell office:value-type="string" calcext:value-type="string">
            <text:p>speed3</text:p>
          </table:table-cell>
          <table:table-cell/>
          <table:table-cell office:value-type="string" calcext:value-type="string">
            <text:p>speed4</text:p>
          </table:table-cell>
          <table:table-cell/>
          <table:table-cell office:value-type="string" calcext:value-type="string">
            <text:p>speed5</text:p>
          </table:table-cell>
          <table:table-cell/>
          <table:table-cell office:value-type="string" calcext:value-type="string">
            <text:p>speed6</text:p>
          </table:table-cell>
          <table:table-cell/>
          <table:table-cell office:value-type="string" calcext:value-type="string">
            <text:p>speed7</text:p>
          </table:table-cell>
          <table:table-cell/>
          <table:table-cell office:value-type="string" calcext:value-type="string">
            <text:p>speed8</text:p>
          </table:table-cell>
          <table:table-cell/>
          <table:table-cell office:value-type="string" calcext:value-type="string">
            <text:p>speed128</text:p>
          </table:table-cell>
          <table:table-cell/>
          <table:table-cell office:value-type="string" calcext:value-type="string">
            <text:p>speed204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1" calcext:value-type="float">
            <text:p>111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62" calcext:value-type="float">
            <text:p>62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46" calcext:value-type="float">
            <text:p>46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43" calcext:value-type="float">
            <text:p>43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41" calcext:value-type="float">
            <text:p>41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34" calcext:value-type="float">
            <text:p>34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30" calcext:value-type="float">
            <text:p>30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32" calcext:value-type="float">
            <text:p>32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33" calcext:value-type="float">
            <text:p>33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81" calcext:value-type="float">
            <text:p>81</text:p>
          </table:table-cell>
          <table:table-cell office:value-type="float" office:value="1624.958231" calcext:value-type="float">
            <text:p>1624.958231</text:p>
          </table:table-cell>
          <table:table-cell/>
          <table:table-cell table:formula="of:=[.$B2]/[.B2]" office:value-type="float" office:value="1" calcext:value-type="float">
            <text:p>1</text:p>
          </table:table-cell>
          <table:table-cell/>
          <table:table-cell table:formula="of:=[.$B2]/[.D2]" office:value-type="float" office:value="1.79032258064516" calcext:value-type="float">
            <text:p>1.79032258064516</text:p>
          </table:table-cell>
          <table:table-cell/>
          <table:table-cell table:formula="of:=[.$B2]/[.F2]" office:value-type="float" office:value="2.41304347826087" calcext:value-type="float">
            <text:p>2.41304347826087</text:p>
          </table:table-cell>
          <table:table-cell/>
          <table:table-cell table:formula="of:=[.$B2]/[.H2]" office:value-type="float" office:value="2.58139534883721" calcext:value-type="float">
            <text:p>2.58139534883721</text:p>
          </table:table-cell>
          <table:table-cell/>
          <table:table-cell table:formula="of:=[.$B2]/[.J2]" office:value-type="float" office:value="2.70731707317073" calcext:value-type="float">
            <text:p>2.70731707317073</text:p>
          </table:table-cell>
          <table:table-cell/>
          <table:table-cell table:formula="of:=[.$B2]/[.L2]" office:value-type="float" office:value="3.26470588235294" calcext:value-type="float">
            <text:p>3.26470588235294</text:p>
          </table:table-cell>
          <table:table-cell/>
          <table:table-cell table:formula="of:=[.$B2]/[.N2]" office:value-type="float" office:value="3.7" calcext:value-type="float">
            <text:p>3.7</text:p>
          </table:table-cell>
          <table:table-cell/>
          <table:table-cell table:formula="of:=[.$B2]/[.P2]" office:value-type="float" office:value="3.46875" calcext:value-type="float">
            <text:p>3.46875</text:p>
          </table:table-cell>
          <table:table-cell/>
          <table:table-cell table:formula="of:=[.$B2]/[.R2]" office:value-type="float" office:value="3.36363636363636" calcext:value-type="float">
            <text:p>3.36363636363636</text:p>
          </table:table-cell>
          <table:table-cell/>
          <table:table-cell table:formula="of:=[.$B2]/[.T2]" office:value-type="float" office:value="1.37037037037037" calcext:value-type="float">
            <text:p>1.37037037037037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91" calcext:value-type="float">
            <text:p>191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105" calcext:value-type="float">
            <text:p>105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81" calcext:value-type="float">
            <text:p>81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71" calcext:value-type="float">
            <text:p>71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72" calcext:value-type="float">
            <text:p>72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65" calcext:value-type="float">
            <text:p>65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58" calcext:value-type="float">
            <text:p>58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61" calcext:value-type="float">
            <text:p>61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56" calcext:value-type="float">
            <text:p>56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109" calcext:value-type="float">
            <text:p>109</text:p>
          </table:table-cell>
          <table:table-cell office:value-type="float" office:value="2520.657386" calcext:value-type="float">
            <text:p>2520.657386</text:p>
          </table:table-cell>
          <table:table-cell/>
          <table:table-cell table:formula="of:=[.$B3]/[.B3]" office:value-type="float" office:value="1" calcext:value-type="float">
            <text:p>1</text:p>
          </table:table-cell>
          <table:table-cell/>
          <table:table-cell table:formula="of:=[.$B3]/[.D3]" office:value-type="float" office:value="1.81904761904762" calcext:value-type="float">
            <text:p>1.81904761904762</text:p>
          </table:table-cell>
          <table:table-cell/>
          <table:table-cell table:formula="of:=[.$B3]/[.F3]" office:value-type="float" office:value="2.35802469135802" calcext:value-type="float">
            <text:p>2.35802469135802</text:p>
          </table:table-cell>
          <table:table-cell/>
          <table:table-cell table:formula="of:=[.$B3]/[.H3]" office:value-type="float" office:value="2.69014084507042" calcext:value-type="float">
            <text:p>2.69014084507042</text:p>
          </table:table-cell>
          <table:table-cell/>
          <table:table-cell table:formula="of:=[.$B3]/[.J3]" office:value-type="float" office:value="2.65277777777778" calcext:value-type="float">
            <text:p>2.65277777777778</text:p>
          </table:table-cell>
          <table:table-cell/>
          <table:table-cell table:formula="of:=[.$B3]/[.L3]" office:value-type="float" office:value="2.93846153846154" calcext:value-type="float">
            <text:p>2.93846153846154</text:p>
          </table:table-cell>
          <table:table-cell/>
          <table:table-cell table:formula="of:=[.$B3]/[.N3]" office:value-type="float" office:value="3.29310344827586" calcext:value-type="float">
            <text:p>3.29310344827586</text:p>
          </table:table-cell>
          <table:table-cell/>
          <table:table-cell table:formula="of:=[.$B3]/[.P3]" office:value-type="float" office:value="3.13114754098361" calcext:value-type="float">
            <text:p>3.13114754098361</text:p>
          </table:table-cell>
          <table:table-cell/>
          <table:table-cell table:formula="of:=[.$B3]/[.R3]" office:value-type="float" office:value="3.41071428571429" calcext:value-type="float">
            <text:p>3.41071428571429</text:p>
          </table:table-cell>
          <table:table-cell/>
          <table:table-cell table:formula="of:=[.$B3]/[.T3]" office:value-type="float" office:value="1.75229357798165" calcext:value-type="float">
            <text:p>1.75229357798165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98" calcext:value-type="float">
            <text:p>298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66" calcext:value-type="float">
            <text:p>166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31" calcext:value-type="float">
            <text:p>131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08" calcext:value-type="float">
            <text:p>108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14" calcext:value-type="float">
            <text:p>114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01" calcext:value-type="float">
            <text:p>101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91" calcext:value-type="float">
            <text:p>91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91" calcext:value-type="float">
            <text:p>91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89" calcext:value-type="float">
            <text:p>89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39" calcext:value-type="float">
            <text:p>139</text:p>
          </table:table-cell>
          <table:table-cell office:value-type="float" office:value="3238.359313" calcext:value-type="float">
            <text:p>3238.359313</text:p>
          </table:table-cell>
          <table:table-cell/>
          <table:table-cell table:formula="of:=[.$B4]/[.B4]" office:value-type="float" office:value="1" calcext:value-type="float">
            <text:p>1</text:p>
          </table:table-cell>
          <table:table-cell/>
          <table:table-cell table:formula="of:=[.$B4]/[.D4]" office:value-type="float" office:value="1.79518072289157" calcext:value-type="float">
            <text:p>1.79518072289157</text:p>
          </table:table-cell>
          <table:table-cell/>
          <table:table-cell table:formula="of:=[.$B4]/[.F4]" office:value-type="float" office:value="2.27480916030534" calcext:value-type="float">
            <text:p>2.27480916030534</text:p>
          </table:table-cell>
          <table:table-cell/>
          <table:table-cell table:formula="of:=[.$B4]/[.H4]" office:value-type="float" office:value="2.75925925925926" calcext:value-type="float">
            <text:p>2.75925925925926</text:p>
          </table:table-cell>
          <table:table-cell/>
          <table:table-cell table:formula="of:=[.$B4]/[.J4]" office:value-type="float" office:value="2.6140350877193" calcext:value-type="float">
            <text:p>2.6140350877193</text:p>
          </table:table-cell>
          <table:table-cell/>
          <table:table-cell table:formula="of:=[.$B4]/[.L4]" office:value-type="float" office:value="2.95049504950495" calcext:value-type="float">
            <text:p>2.95049504950495</text:p>
          </table:table-cell>
          <table:table-cell/>
          <table:table-cell table:formula="of:=[.$B4]/[.N4]" office:value-type="float" office:value="3.27472527472527" calcext:value-type="float">
            <text:p>3.27472527472527</text:p>
          </table:table-cell>
          <table:table-cell/>
          <table:table-cell table:formula="of:=[.$B4]/[.P4]" office:value-type="float" office:value="3.27472527472527" calcext:value-type="float">
            <text:p>3.27472527472527</text:p>
          </table:table-cell>
          <table:table-cell/>
          <table:table-cell table:formula="of:=[.$B4]/[.R4]" office:value-type="float" office:value="3.34831460674157" calcext:value-type="float">
            <text:p>3.34831460674157</text:p>
          </table:table-cell>
          <table:table-cell/>
          <table:table-cell table:formula="of:=[.$B4]/[.T4]" office:value-type="float" office:value="2.14388489208633" calcext:value-type="float">
            <text:p>2.14388489208633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27" calcext:value-type="float">
            <text:p>427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243" calcext:value-type="float">
            <text:p>243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87" calcext:value-type="float">
            <text:p>187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64" calcext:value-type="float">
            <text:p>164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64" calcext:value-type="float">
            <text:p>164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48" calcext:value-type="float">
            <text:p>148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32" calcext:value-type="float">
            <text:p>132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33" calcext:value-type="float">
            <text:p>133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26" calcext:value-type="float">
            <text:p>126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74" calcext:value-type="float">
            <text:p>174</text:p>
          </table:table-cell>
          <table:table-cell office:value-type="float" office:value="3737.767778" calcext:value-type="float">
            <text:p>3737.767778</text:p>
          </table:table-cell>
          <table:table-cell/>
          <table:table-cell table:formula="of:=[.$B5]/[.B5]" office:value-type="float" office:value="1" calcext:value-type="float">
            <text:p>1</text:p>
          </table:table-cell>
          <table:table-cell/>
          <table:table-cell table:formula="of:=[.$B5]/[.D5]" office:value-type="float" office:value="1.75720164609054" calcext:value-type="float">
            <text:p>1.75720164609054</text:p>
          </table:table-cell>
          <table:table-cell/>
          <table:table-cell table:formula="of:=[.$B5]/[.F5]" office:value-type="float" office:value="2.28342245989305" calcext:value-type="float">
            <text:p>2.28342245989305</text:p>
          </table:table-cell>
          <table:table-cell/>
          <table:table-cell table:formula="of:=[.$B5]/[.H5]" office:value-type="float" office:value="2.60365853658537" calcext:value-type="float">
            <text:p>2.60365853658537</text:p>
          </table:table-cell>
          <table:table-cell/>
          <table:table-cell table:formula="of:=[.$B5]/[.J5]" office:value-type="float" office:value="2.60365853658537" calcext:value-type="float">
            <text:p>2.60365853658537</text:p>
          </table:table-cell>
          <table:table-cell/>
          <table:table-cell table:formula="of:=[.$B5]/[.L5]" office:value-type="float" office:value="2.88513513513514" calcext:value-type="float">
            <text:p>2.88513513513514</text:p>
          </table:table-cell>
          <table:table-cell/>
          <table:table-cell table:formula="of:=[.$B5]/[.N5]" office:value-type="float" office:value="3.23484848484848" calcext:value-type="float">
            <text:p>3.23484848484848</text:p>
          </table:table-cell>
          <table:table-cell/>
          <table:table-cell table:formula="of:=[.$B5]/[.P5]" office:value-type="float" office:value="3.21052631578947" calcext:value-type="float">
            <text:p>3.21052631578947</text:p>
          </table:table-cell>
          <table:table-cell/>
          <table:table-cell table:formula="of:=[.$B5]/[.R5]" office:value-type="float" office:value="3.38888888888889" calcext:value-type="float">
            <text:p>3.38888888888889</text:p>
          </table:table-cell>
          <table:table-cell/>
          <table:table-cell table:formula="of:=[.$B5]/[.T5]" office:value-type="float" office:value="2.45402298850575" calcext:value-type="float">
            <text:p>2.45402298850575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85" calcext:value-type="float">
            <text:p>585</text:p>
          </table:table-cell>
          <table:table-cell office:value-type="float" office:value="4207.99238" calcext:value-type="float">
            <text:p>4207.99238</text:p>
          </table:table-cell>
          <table:table-cell office:value-type="float" office:value="334" calcext:value-type="float">
            <text:p>334</text:p>
          </table:table-cell>
          <table:table-cell office:value-type="float" office:value="4207.99238" calcext:value-type="float">
            <text:p>4207.99238</text:p>
          </table:table-cell>
          <table:table-cell office:value-type="float" office:value="257" calcext:value-type="float">
            <text:p>257</text:p>
          </table:table-cell>
          <table:table-cell office:value-type="float" office:value="4207.99238" calcext:value-type="float">
            <text:p>4207.99238</text:p>
          </table:table-cell>
          <table:table-cell office:value-type="float" office:value="217" calcext:value-type="float">
            <text:p>217</text:p>
          </table:table-cell>
          <table:table-cell office:value-type="float" office:value="4207.99238" calcext:value-type="float">
            <text:p>4207.99238</text:p>
          </table:table-cell>
          <table:table-cell office:value-type="float" office:value="224" calcext:value-type="float">
            <text:p>224</text:p>
          </table:table-cell>
          <table:table-cell office:value-type="float" office:value="4207.99238" calcext:value-type="float">
            <text:p>4207.99238</text:p>
          </table:table-cell>
          <table:table-cell office:value-type="float" office:value="196" calcext:value-type="float">
            <text:p>196</text:p>
          </table:table-cell>
          <table:table-cell office:value-type="float" office:value="4207.99238" calcext:value-type="float">
            <text:p>4207.99238</text:p>
          </table:table-cell>
          <table:table-cell office:value-type="float" office:value="184" calcext:value-type="float">
            <text:p>184</text:p>
          </table:table-cell>
          <table:table-cell office:value-type="float" office:value="4207.99238" calcext:value-type="float">
            <text:p>4207.99238</text:p>
          </table:table-cell>
          <table:table-cell office:value-type="float" office:value="185" calcext:value-type="float">
            <text:p>185</text:p>
          </table:table-cell>
          <table:table-cell office:value-type="float" office:value="4207.99238" calcext:value-type="float">
            <text:p>4207.99238</text:p>
          </table:table-cell>
          <table:table-cell office:value-type="float" office:value="173" calcext:value-type="float">
            <text:p>173</text:p>
          </table:table-cell>
          <table:table-cell office:value-type="float" office:value="4207.99238" calcext:value-type="float">
            <text:p>4207.99238</text:p>
          </table:table-cell>
          <table:table-cell office:value-type="float" office:value="220" calcext:value-type="float">
            <text:p>220</text:p>
          </table:table-cell>
          <table:table-cell office:value-type="float" office:value="4207.99238" calcext:value-type="float">
            <text:p>4207.99238</text:p>
          </table:table-cell>
          <table:table-cell/>
          <table:table-cell table:formula="of:=[.$B6]/[.B6]" office:value-type="float" office:value="1" calcext:value-type="float">
            <text:p>1</text:p>
          </table:table-cell>
          <table:table-cell/>
          <table:table-cell table:formula="of:=[.$B6]/[.D6]" office:value-type="float" office:value="1.75149700598802" calcext:value-type="float">
            <text:p>1.75149700598802</text:p>
          </table:table-cell>
          <table:table-cell/>
          <table:table-cell table:formula="of:=[.$B6]/[.F6]" office:value-type="float" office:value="2.27626459143969" calcext:value-type="float">
            <text:p>2.27626459143969</text:p>
          </table:table-cell>
          <table:table-cell/>
          <table:table-cell table:formula="of:=[.$B6]/[.H6]" office:value-type="float" office:value="2.69585253456221" calcext:value-type="float">
            <text:p>2.69585253456221</text:p>
          </table:table-cell>
          <table:table-cell/>
          <table:table-cell table:formula="of:=[.$B6]/[.J6]" office:value-type="float" office:value="2.61160714285714" calcext:value-type="float">
            <text:p>2.61160714285714</text:p>
          </table:table-cell>
          <table:table-cell/>
          <table:table-cell table:formula="of:=[.$B6]/[.L6]" office:value-type="float" office:value="2.98469387755102" calcext:value-type="float">
            <text:p>2.98469387755102</text:p>
          </table:table-cell>
          <table:table-cell/>
          <table:table-cell table:formula="of:=[.$B6]/[.N6]" office:value-type="float" office:value="3.17934782608696" calcext:value-type="float">
            <text:p>3.17934782608696</text:p>
          </table:table-cell>
          <table:table-cell/>
          <table:table-cell table:formula="of:=[.$B6]/[.P6]" office:value-type="float" office:value="3.16216216216216" calcext:value-type="float">
            <text:p>3.16216216216216</text:p>
          </table:table-cell>
          <table:table-cell/>
          <table:table-cell table:formula="of:=[.$B6]/[.R6]" office:value-type="float" office:value="3.38150289017341" calcext:value-type="float">
            <text:p>3.38150289017341</text:p>
          </table:table-cell>
          <table:table-cell/>
          <table:table-cell table:formula="of:=[.$B6]/[.T6]" office:value-type="float" office:value="2.65909090909091" calcext:value-type="float">
            <text:p>2.65909090909091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72" calcext:value-type="float">
            <text:p>772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437" calcext:value-type="float">
            <text:p>437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340" calcext:value-type="float">
            <text:p>340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85" calcext:value-type="float">
            <text:p>285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91" calcext:value-type="float">
            <text:p>291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59" calcext:value-type="float">
            <text:p>259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39" calcext:value-type="float">
            <text:p>239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40" calcext:value-type="float">
            <text:p>240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23" calcext:value-type="float">
            <text:p>223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70" calcext:value-type="float">
            <text:p>270</text:p>
          </table:table-cell>
          <table:table-cell office:value-type="float" office:value="4936.928334" calcext:value-type="float">
            <text:p>4936.928334</text:p>
          </table:table-cell>
          <table:table-cell/>
          <table:table-cell table:formula="of:=[.$B7]/[.B7]" office:value-type="float" office:value="1" calcext:value-type="float">
            <text:p>1</text:p>
          </table:table-cell>
          <table:table-cell/>
          <table:table-cell table:formula="of:=[.$B7]/[.D7]" office:value-type="float" office:value="1.76659038901602" calcext:value-type="float">
            <text:p>1.76659038901602</text:p>
          </table:table-cell>
          <table:table-cell/>
          <table:table-cell table:formula="of:=[.$B7]/[.F7]" office:value-type="float" office:value="2.27058823529412" calcext:value-type="float">
            <text:p>2.27058823529412</text:p>
          </table:table-cell>
          <table:table-cell/>
          <table:table-cell table:formula="of:=[.$B7]/[.H7]" office:value-type="float" office:value="2.70877192982456" calcext:value-type="float">
            <text:p>2.70877192982456</text:p>
          </table:table-cell>
          <table:table-cell/>
          <table:table-cell table:formula="of:=[.$B7]/[.J7]" office:value-type="float" office:value="2.65292096219931" calcext:value-type="float">
            <text:p>2.65292096219931</text:p>
          </table:table-cell>
          <table:table-cell/>
          <table:table-cell table:formula="of:=[.$B7]/[.L7]" office:value-type="float" office:value="2.98069498069498" calcext:value-type="float">
            <text:p>2.98069498069498</text:p>
          </table:table-cell>
          <table:table-cell/>
          <table:table-cell table:formula="of:=[.$B7]/[.N7]" office:value-type="float" office:value="3.23012552301255" calcext:value-type="float">
            <text:p>3.23012552301255</text:p>
          </table:table-cell>
          <table:table-cell/>
          <table:table-cell table:formula="of:=[.$B7]/[.P7]" office:value-type="float" office:value="3.21666666666667" calcext:value-type="float">
            <text:p>3.21666666666667</text:p>
          </table:table-cell>
          <table:table-cell/>
          <table:table-cell table:formula="of:=[.$B7]/[.R7]" office:value-type="float" office:value="3.46188340807175" calcext:value-type="float">
            <text:p>3.46188340807175</text:p>
          </table:table-cell>
          <table:table-cell/>
          <table:table-cell table:formula="of:=[.$B7]/[.T7]" office:value-type="float" office:value="2.85925925925926" calcext:value-type="float">
            <text:p>2.85925925925926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82" calcext:value-type="float">
            <text:p>982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560" calcext:value-type="float">
            <text:p>560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429" calcext:value-type="float">
            <text:p>429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362" calcext:value-type="float">
            <text:p>362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369" calcext:value-type="float">
            <text:p>369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334" calcext:value-type="float">
            <text:p>334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306" calcext:value-type="float">
            <text:p>306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295" calcext:value-type="float">
            <text:p>295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283" calcext:value-type="float">
            <text:p>283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326" calcext:value-type="float">
            <text:p>326</text:p>
          </table:table-cell>
          <table:table-cell office:value-type="float" office:value="5766.109101" calcext:value-type="float">
            <text:p>5766.109101</text:p>
          </table:table-cell>
          <table:table-cell/>
          <table:table-cell table:formula="of:=[.$B8]/[.B8]" office:value-type="float" office:value="1" calcext:value-type="float">
            <text:p>1</text:p>
          </table:table-cell>
          <table:table-cell/>
          <table:table-cell table:formula="of:=[.$B8]/[.D8]" office:value-type="float" office:value="1.75357142857143" calcext:value-type="float">
            <text:p>1.75357142857143</text:p>
          </table:table-cell>
          <table:table-cell/>
          <table:table-cell table:formula="of:=[.$B8]/[.F8]" office:value-type="float" office:value="2.28904428904429" calcext:value-type="float">
            <text:p>2.28904428904429</text:p>
          </table:table-cell>
          <table:table-cell/>
          <table:table-cell table:formula="of:=[.$B8]/[.H8]" office:value-type="float" office:value="2.71270718232044" calcext:value-type="float">
            <text:p>2.71270718232044</text:p>
          </table:table-cell>
          <table:table-cell/>
          <table:table-cell table:formula="of:=[.$B8]/[.J8]" office:value-type="float" office:value="2.66124661246612" calcext:value-type="float">
            <text:p>2.66124661246612</text:p>
          </table:table-cell>
          <table:table-cell/>
          <table:table-cell table:formula="of:=[.$B8]/[.L8]" office:value-type="float" office:value="2.94011976047904" calcext:value-type="float">
            <text:p>2.94011976047904</text:p>
          </table:table-cell>
          <table:table-cell/>
          <table:table-cell table:formula="of:=[.$B8]/[.N8]" office:value-type="float" office:value="3.20915032679739" calcext:value-type="float">
            <text:p>3.20915032679739</text:p>
          </table:table-cell>
          <table:table-cell/>
          <table:table-cell table:formula="of:=[.$B8]/[.P8]" office:value-type="float" office:value="3.32881355932203" calcext:value-type="float">
            <text:p>3.32881355932203</text:p>
          </table:table-cell>
          <table:table-cell/>
          <table:table-cell table:formula="of:=[.$B8]/[.R8]" office:value-type="float" office:value="3.46996466431095" calcext:value-type="float">
            <text:p>3.46996466431095</text:p>
          </table:table-cell>
          <table:table-cell/>
          <table:table-cell table:formula="of:=[.$B8]/[.T8]" office:value-type="float" office:value="3.01226993865031" calcext:value-type="float">
            <text:p>3.01226993865031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214" calcext:value-type="float">
            <text:p>1214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689" calcext:value-type="float">
            <text:p>689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532" calcext:value-type="float">
            <text:p>532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449" calcext:value-type="float">
            <text:p>449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456" calcext:value-type="float">
            <text:p>456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419" calcext:value-type="float">
            <text:p>419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363" calcext:value-type="float">
            <text:p>363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370" calcext:value-type="float">
            <text:p>370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347" calcext:value-type="float">
            <text:p>347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396" calcext:value-type="float">
            <text:p>396</text:p>
          </table:table-cell>
          <table:table-cell office:value-type="float" office:value="6428.429666" calcext:value-type="float">
            <text:p>6428.429666</text:p>
          </table:table-cell>
          <table:table-cell/>
          <table:table-cell table:formula="of:=[.$B9]/[.B9]" office:value-type="float" office:value="1" calcext:value-type="float">
            <text:p>1</text:p>
          </table:table-cell>
          <table:table-cell/>
          <table:table-cell table:formula="of:=[.$B9]/[.D9]" office:value-type="float" office:value="1.76197387518142" calcext:value-type="float">
            <text:p>1.76197387518142</text:p>
          </table:table-cell>
          <table:table-cell/>
          <table:table-cell table:formula="of:=[.$B9]/[.F9]" office:value-type="float" office:value="2.28195488721804" calcext:value-type="float">
            <text:p>2.28195488721804</text:p>
          </table:table-cell>
          <table:table-cell/>
          <table:table-cell table:formula="of:=[.$B9]/[.H9]" office:value-type="float" office:value="2.70378619153675" calcext:value-type="float">
            <text:p>2.70378619153675</text:p>
          </table:table-cell>
          <table:table-cell/>
          <table:table-cell table:formula="of:=[.$B9]/[.J9]" office:value-type="float" office:value="2.66228070175439" calcext:value-type="float">
            <text:p>2.66228070175439</text:p>
          </table:table-cell>
          <table:table-cell/>
          <table:table-cell table:formula="of:=[.$B9]/[.L9]" office:value-type="float" office:value="2.89737470167064" calcext:value-type="float">
            <text:p>2.89737470167064</text:p>
          </table:table-cell>
          <table:table-cell/>
          <table:table-cell table:formula="of:=[.$B9]/[.N9]" office:value-type="float" office:value="3.34435261707989" calcext:value-type="float">
            <text:p>3.34435261707989</text:p>
          </table:table-cell>
          <table:table-cell/>
          <table:table-cell table:formula="of:=[.$B9]/[.P9]" office:value-type="float" office:value="3.28108108108108" calcext:value-type="float">
            <text:p>3.28108108108108</text:p>
          </table:table-cell>
          <table:table-cell/>
          <table:table-cell table:formula="of:=[.$B9]/[.R9]" office:value-type="float" office:value="3.4985590778098" calcext:value-type="float">
            <text:p>3.4985590778098</text:p>
          </table:table-cell>
          <table:table-cell/>
          <table:table-cell table:formula="of:=[.$B9]/[.T9]" office:value-type="float" office:value="3.06565656565657" calcext:value-type="float">
            <text:p>3.06565656565657</text:p>
          </table:table-cell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78" calcext:value-type="float">
            <text:p>1478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836" calcext:value-type="float">
            <text:p>836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645" calcext:value-type="float">
            <text:p>645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546" calcext:value-type="float">
            <text:p>546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547" calcext:value-type="float">
            <text:p>547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498" calcext:value-type="float">
            <text:p>498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449" calcext:value-type="float">
            <text:p>449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443" calcext:value-type="float">
            <text:p>443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422" calcext:value-type="float">
            <text:p>422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466" calcext:value-type="float">
            <text:p>466</text:p>
          </table:table-cell>
          <table:table-cell office:value-type="float" office:value="7182.791187" calcext:value-type="float">
            <text:p>7182.791187</text:p>
          </table:table-cell>
          <table:table-cell/>
          <table:table-cell table:formula="of:=[.$B10]/[.B10]" office:value-type="float" office:value="1" calcext:value-type="float">
            <text:p>1</text:p>
          </table:table-cell>
          <table:table-cell/>
          <table:table-cell table:formula="of:=[.$B10]/[.D10]" office:value-type="float" office:value="1.76794258373206" calcext:value-type="float">
            <text:p>1.76794258373206</text:p>
          </table:table-cell>
          <table:table-cell/>
          <table:table-cell table:formula="of:=[.$B10]/[.F10]" office:value-type="float" office:value="2.29147286821705" calcext:value-type="float">
            <text:p>2.29147286821705</text:p>
          </table:table-cell>
          <table:table-cell/>
          <table:table-cell table:formula="of:=[.$B10]/[.H10]" office:value-type="float" office:value="2.70695970695971" calcext:value-type="float">
            <text:p>2.70695970695971</text:p>
          </table:table-cell>
          <table:table-cell/>
          <table:table-cell table:formula="of:=[.$B10]/[.J10]" office:value-type="float" office:value="2.70201096892139" calcext:value-type="float">
            <text:p>2.70201096892139</text:p>
          </table:table-cell>
          <table:table-cell/>
          <table:table-cell table:formula="of:=[.$B10]/[.L10]" office:value-type="float" office:value="2.96787148594378" calcext:value-type="float">
            <text:p>2.96787148594378</text:p>
          </table:table-cell>
          <table:table-cell/>
          <table:table-cell table:formula="of:=[.$B10]/[.N10]" office:value-type="float" office:value="3.29175946547884" calcext:value-type="float">
            <text:p>3.29175946547884</text:p>
          </table:table-cell>
          <table:table-cell/>
          <table:table-cell table:formula="of:=[.$B10]/[.P10]" office:value-type="float" office:value="3.33634311512415" calcext:value-type="float">
            <text:p>3.33634311512415</text:p>
          </table:table-cell>
          <table:table-cell/>
          <table:table-cell table:formula="of:=[.$B10]/[.R10]" office:value-type="float" office:value="3.50236966824645" calcext:value-type="float">
            <text:p>3.50236966824645</text:p>
          </table:table-cell>
          <table:table-cell/>
          <table:table-cell table:formula="of:=[.$B10]/[.T10]" office:value-type="float" office:value="3.17167381974249" calcext:value-type="float">
            <text:p>3.17167381974249</text:p>
          </table:table-cell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749" calcext:value-type="float">
            <text:p>1749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997" calcext:value-type="float">
            <text:p>997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767" calcext:value-type="float">
            <text:p>767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647" calcext:value-type="float">
            <text:p>647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639" calcext:value-type="float">
            <text:p>639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584" calcext:value-type="float">
            <text:p>584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539" calcext:value-type="float">
            <text:p>539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523" calcext:value-type="float">
            <text:p>523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503" calcext:value-type="float">
            <text:p>503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550" calcext:value-type="float">
            <text:p>550</text:p>
          </table:table-cell>
          <table:table-cell office:value-type="float" office:value="7857.065132" calcext:value-type="float">
            <text:p>7857.065132</text:p>
          </table:table-cell>
          <table:table-cell/>
          <table:table-cell table:formula="of:=[.$B11]/[.B11]" office:value-type="float" office:value="1" calcext:value-type="float">
            <text:p>1</text:p>
          </table:table-cell>
          <table:table-cell/>
          <table:table-cell table:formula="of:=[.$B11]/[.D11]" office:value-type="float" office:value="1.7542627883651" calcext:value-type="float">
            <text:p>1.7542627883651</text:p>
          </table:table-cell>
          <table:table-cell/>
          <table:table-cell table:formula="of:=[.$B11]/[.F11]" office:value-type="float" office:value="2.28031290743155" calcext:value-type="float">
            <text:p>2.28031290743155</text:p>
          </table:table-cell>
          <table:table-cell/>
          <table:table-cell table:formula="of:=[.$B11]/[.H11]" office:value-type="float" office:value="2.7032457496136" calcext:value-type="float">
            <text:p>2.7032457496136</text:p>
          </table:table-cell>
          <table:table-cell/>
          <table:table-cell table:formula="of:=[.$B11]/[.J11]" office:value-type="float" office:value="2.73708920187793" calcext:value-type="float">
            <text:p>2.73708920187793</text:p>
          </table:table-cell>
          <table:table-cell/>
          <table:table-cell table:formula="of:=[.$B11]/[.L11]" office:value-type="float" office:value="2.99486301369863" calcext:value-type="float">
            <text:p>2.99486301369863</text:p>
          </table:table-cell>
          <table:table-cell/>
          <table:table-cell table:formula="of:=[.$B11]/[.N11]" office:value-type="float" office:value="3.24489795918367" calcext:value-type="float">
            <text:p>3.24489795918367</text:p>
          </table:table-cell>
          <table:table-cell/>
          <table:table-cell table:formula="of:=[.$B11]/[.P11]" office:value-type="float" office:value="3.34416826003824" calcext:value-type="float">
            <text:p>3.34416826003824</text:p>
          </table:table-cell>
          <table:table-cell/>
          <table:table-cell table:formula="of:=[.$B11]/[.R11]" office:value-type="float" office:value="3.47713717693837" calcext:value-type="float">
            <text:p>3.47713717693837</text:p>
          </table:table-cell>
          <table:table-cell/>
          <table:table-cell table:formula="of:=[.$B11]/[.T11]"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53" calcext:value-type="float">
            <text:p>2053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1175" calcext:value-type="float">
            <text:p>1175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900" calcext:value-type="float">
            <text:p>900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764" calcext:value-type="float">
            <text:p>764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760" calcext:value-type="float">
            <text:p>760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683" calcext:value-type="float">
            <text:p>683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624" calcext:value-type="float">
            <text:p>624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619" calcext:value-type="float">
            <text:p>619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591" calcext:value-type="float">
            <text:p>591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634" calcext:value-type="float">
            <text:p>634</text:p>
          </table:table-cell>
          <table:table-cell office:value-type="float" office:value="8548.341938" calcext:value-type="float">
            <text:p>8548.341938</text:p>
          </table:table-cell>
          <table:table-cell/>
          <table:table-cell table:formula="of:=[.$B12]/[.B12]" office:value-type="float" office:value="1" calcext:value-type="float">
            <text:p>1</text:p>
          </table:table-cell>
          <table:table-cell/>
          <table:table-cell table:formula="of:=[.$B12]/[.D12]" office:value-type="float" office:value="1.74723404255319" calcext:value-type="float">
            <text:p>1.74723404255319</text:p>
          </table:table-cell>
          <table:table-cell/>
          <table:table-cell table:formula="of:=[.$B12]/[.F12]" office:value-type="float" office:value="2.28111111111111" calcext:value-type="float">
            <text:p>2.28111111111111</text:p>
          </table:table-cell>
          <table:table-cell/>
          <table:table-cell table:formula="of:=[.$B12]/[.H12]" office:value-type="float" office:value="2.68717277486911" calcext:value-type="float">
            <text:p>2.68717277486911</text:p>
          </table:table-cell>
          <table:table-cell/>
          <table:table-cell table:formula="of:=[.$B12]/[.J12]" office:value-type="float" office:value="2.70131578947368" calcext:value-type="float">
            <text:p>2.70131578947368</text:p>
          </table:table-cell>
          <table:table-cell/>
          <table:table-cell table:formula="of:=[.$B12]/[.L12]" office:value-type="float" office:value="3.00585651537335" calcext:value-type="float">
            <text:p>3.00585651537335</text:p>
          </table:table-cell>
          <table:table-cell/>
          <table:table-cell table:formula="of:=[.$B12]/[.N12]" office:value-type="float" office:value="3.2900641025641" calcext:value-type="float">
            <text:p>3.2900641025641</text:p>
          </table:table-cell>
          <table:table-cell/>
          <table:table-cell table:formula="of:=[.$B12]/[.P12]" office:value-type="float" office:value="3.31663974151858" calcext:value-type="float">
            <text:p>3.31663974151858</text:p>
          </table:table-cell>
          <table:table-cell/>
          <table:table-cell table:formula="of:=[.$B12]/[.R12]" office:value-type="float" office:value="3.47377326565144" calcext:value-type="float">
            <text:p>3.47377326565144</text:p>
          </table:table-cell>
          <table:table-cell/>
          <table:table-cell table:formula="of:=[.$B12]/[.T12]" office:value-type="float" office:value="3.23817034700315" calcext:value-type="float">
            <text:p>3.23817034700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8T00:25:16.711622709</dc:date>
    <meta:editing-duration>PT3M43S</meta:editing-duration>
    <meta:editing-cycles>1</meta:editing-cycles>
    <meta:document-statistic meta:table-count="1" meta:cell-count="372" meta:object-count="1"/>
    <meta:generator>LibreOffice/7.0.5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213cm" svg:height="17.956cm" xlink:href=".." xlink:type="simple" chart:class="chart:scatter" chart:style-name="ch1">
        <chart:legend chart:legend-position="end" svg:x="28.202cm" svg:y="6.438cm" style:legend-expansion="high" chart:style-name="ch2"/>
        <chart:plot-area chart:style-name="ch3" table:cell-range-address="output_gcc.A1:output_gcc.A12 output_gcc.W1:output_gcc.W12 output_gcc.Y1:output_gcc.Y12 output_gcc.AA1:output_gcc.AA12 output_gcc.AC1:output_gcc.AC12 output_gcc.AE1:output_gcc.AE12 output_gcc.AG1:output_gcc.AG12 output_gcc.AI1:output_gcc.AI12 output_gcc.AK1:output_gcc.AK12 output_gcc.AM1:output_gcc.AM12 output_gcc.AO1:output_gcc.AO12" chart:data-source-has-labels="row" svg:x="0.624cm" svg:y="0.359cm" svg:width="26.954cm" svg:height="17.238cm">
          <chart:coordinate-region svg:x="1.351cm" svg:y="0.558cm" svg:width="25.762cm" svg:height="16.3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_gcc.W2:output_gcc.W12" chart:label-cell-address="output_gcc.W1:output_gcc.W1" chart:class="chart:scatter">
            <chart:domain table:cell-range-address="output_gcc.A2:output_gcc.A12"/>
            <chart:data-point chart:repeated="11"/>
          </chart:series>
          <chart:series chart:style-name="ch8" chart:values-cell-range-address="output_gcc.Y2:output_gcc.Y12" chart:label-cell-address="output_gcc.Y1:output_gcc.Y1" chart:class="chart:scatter">
            <chart:data-point chart:repeated="11"/>
          </chart:series>
          <chart:series chart:style-name="ch9" chart:values-cell-range-address="output_gcc.AA2:output_gcc.AA12" chart:label-cell-address="output_gcc.AA1:output_gcc.AA1" chart:class="chart:scatter">
            <chart:data-point chart:repeated="11"/>
          </chart:series>
          <chart:series chart:style-name="ch10" chart:values-cell-range-address="output_gcc.AC2:output_gcc.AC12" chart:label-cell-address="output_gcc.AC1:output_gcc.AC1" chart:class="chart:scatter">
            <chart:data-point chart:repeated="11"/>
          </chart:series>
          <chart:series chart:style-name="ch11" chart:values-cell-range-address="output_gcc.AE2:output_gcc.AE12" chart:label-cell-address="output_gcc.AE1:output_gcc.AE1" chart:class="chart:scatter">
            <chart:data-point chart:repeated="11"/>
          </chart:series>
          <chart:series chart:style-name="ch12" chart:values-cell-range-address="output_gcc.AG2:output_gcc.AG12" chart:label-cell-address="output_gcc.AG1:output_gcc.AG1" chart:class="chart:scatter">
            <chart:data-point chart:repeated="11"/>
          </chart:series>
          <chart:series chart:style-name="ch13" chart:values-cell-range-address="output_gcc.AI2:output_gcc.AI12" chart:label-cell-address="output_gcc.AI1:output_gcc.AI1" chart:class="chart:scatter">
            <chart:data-point chart:repeated="11"/>
          </chart:series>
          <chart:series chart:style-name="ch14" chart:values-cell-range-address="output_gcc.AK2:output_gcc.AK12" chart:label-cell-address="output_gcc.AK1:output_gcc.AK1" chart:class="chart:scatter">
            <chart:data-point chart:repeated="11"/>
          </chart:series>
          <chart:series chart:style-name="ch15" chart:values-cell-range-address="output_gcc.AM2:output_gcc.AM12" chart:label-cell-address="output_gcc.AM1:output_gcc.AM1" chart:class="chart:scatter">
            <chart:data-point chart:repeated="11"/>
          </chart:series>
          <chart:series chart:style-name="ch16" chart:values-cell-range-address="output_gcc.AO2:output_gcc.AO12" chart:label-cell-address="output_gcc.AO1:output_gcc.AO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1</text:p>
                <draw:g>
                  <svg:desc>output_gcc.W1:output_gcc.W1</svg:desc>
                </draw:g>
              </table:table-cell>
              <table:table-cell office:value-type="string">
                <text:p>speed2</text:p>
                <draw:g>
                  <svg:desc>output_gcc.Y1:output_gcc.Y1</svg:desc>
                </draw:g>
              </table:table-cell>
              <table:table-cell office:value-type="string">
                <text:p>speed3</text:p>
                <draw:g>
                  <svg:desc>output_gcc.AA1:output_gcc.AA1</svg:desc>
                </draw:g>
              </table:table-cell>
              <table:table-cell office:value-type="string">
                <text:p>speed4</text:p>
                <draw:g>
                  <svg:desc>output_gcc.AC1:output_gcc.AC1</svg:desc>
                </draw:g>
              </table:table-cell>
              <table:table-cell office:value-type="string">
                <text:p>speed5</text:p>
                <draw:g>
                  <svg:desc>output_gcc.AE1:output_gcc.AE1</svg:desc>
                </draw:g>
              </table:table-cell>
              <table:table-cell office:value-type="string">
                <text:p>speed6</text:p>
                <draw:g>
                  <svg:desc>output_gcc.AG1:output_gcc.AG1</svg:desc>
                </draw:g>
              </table:table-cell>
              <table:table-cell office:value-type="string">
                <text:p>speed7</text:p>
                <draw:g>
                  <svg:desc>output_gcc.AI1:output_gcc.AI1</svg:desc>
                </draw:g>
              </table:table-cell>
              <table:table-cell office:value-type="string">
                <text:p>speed8</text:p>
                <draw:g>
                  <svg:desc>output_gcc.AK1:output_gcc.AK1</svg:desc>
                </draw:g>
              </table:table-cell>
              <table:table-cell office:value-type="string">
                <text:p>speed128</text:p>
                <draw:g>
                  <svg:desc>output_gcc.AM1:output_gcc.AM1</svg:desc>
                </draw:g>
              </table:table-cell>
              <table:table-cell office:value-type="string">
                <text:p>speed2048</text:p>
                <draw:g>
                  <svg:desc>output_gcc.AO1:output_gcc.A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0">
                <text:p>3100</text:p>
                <draw:g>
                  <svg:desc>output_gcc.A2:output_gcc.A12</svg:desc>
                </draw:g>
              </table:table-cell>
              <table:table-cell office:value-type="float" office:value="1">
                <text:p>1</text:p>
                <draw:g>
                  <svg:desc>output_gcc.W2:output_gcc.W12</svg:desc>
                </draw:g>
              </table:table-cell>
              <table:table-cell office:value-type="float" office:value="1.79032258064516">
                <text:p>1.79032258064516</text:p>
                <draw:g>
                  <svg:desc>output_gcc.Y2:output_gcc.Y12</svg:desc>
                </draw:g>
              </table:table-cell>
              <table:table-cell office:value-type="float" office:value="2.41304347826087">
                <text:p>2.41304347826087</text:p>
                <draw:g>
                  <svg:desc>output_gcc.AA2:output_gcc.AA12</svg:desc>
                </draw:g>
              </table:table-cell>
              <table:table-cell office:value-type="float" office:value="2.58139534883721">
                <text:p>2.58139534883721</text:p>
                <draw:g>
                  <svg:desc>output_gcc.AC2:output_gcc.AC12</svg:desc>
                </draw:g>
              </table:table-cell>
              <table:table-cell office:value-type="float" office:value="2.70731707317073">
                <text:p>2.70731707317073</text:p>
                <draw:g>
                  <svg:desc>output_gcc.AE2:output_gcc.AE12</svg:desc>
                </draw:g>
              </table:table-cell>
              <table:table-cell office:value-type="float" office:value="3.26470588235294">
                <text:p>3.26470588235294</text:p>
                <draw:g>
                  <svg:desc>output_gcc.AG2:output_gcc.AG12</svg:desc>
                </draw:g>
              </table:table-cell>
              <table:table-cell office:value-type="float" office:value="3.7">
                <text:p>3.7</text:p>
                <draw:g>
                  <svg:desc>output_gcc.AI2:output_gcc.AI12</svg:desc>
                </draw:g>
              </table:table-cell>
              <table:table-cell office:value-type="float" office:value="3.46875">
                <text:p>3.46875</text:p>
                <draw:g>
                  <svg:desc>output_gcc.AK2:output_gcc.AK12</svg:desc>
                </draw:g>
              </table:table-cell>
              <table:table-cell office:value-type="float" office:value="3.36363636363636">
                <text:p>3.36363636363636</text:p>
                <draw:g>
                  <svg:desc>output_gcc.AM2:output_gcc.AM12</svg:desc>
                </draw:g>
              </table:table-cell>
              <table:table-cell office:value-type="float" office:value="1.37037037037037">
                <text:p>1.37037037037037</text:p>
                <draw:g>
                  <svg:desc>output_gcc.AO2:output_gcc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0">
                <text:p>4230</text:p>
              </table:table-cell>
              <table:table-cell office:value-type="float" office:value="1">
                <text:p>1</text:p>
              </table:table-cell>
              <table:table-cell office:value-type="float" office:value="1.81904761904762">
                <text:p>1.81904761904762</text:p>
              </table:table-cell>
              <table:table-cell office:value-type="float" office:value="2.35802469135802">
                <text:p>2.35802469135802</text:p>
              </table:table-cell>
              <table:table-cell office:value-type="float" office:value="2.69014084507042">
                <text:p>2.69014084507042</text:p>
              </table:table-cell>
              <table:table-cell office:value-type="float" office:value="2.65277777777778">
                <text:p>2.65277777777778</text:p>
              </table:table-cell>
              <table:table-cell office:value-type="float" office:value="2.93846153846154">
                <text:p>2.93846153846154</text:p>
              </table:table-cell>
              <table:table-cell office:value-type="float" office:value="3.29310344827586">
                <text:p>3.29310344827586</text:p>
              </table:table-cell>
              <table:table-cell office:value-type="float" office:value="3.13114754098361">
                <text:p>3.13114754098361</text:p>
              </table:table-cell>
              <table:table-cell office:value-type="float" office:value="3.41071428571429">
                <text:p>3.41071428571429</text:p>
              </table:table-cell>
              <table:table-cell office:value-type="float" office:value="1.75229357798165">
                <text:p>1.75229357798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0">
                <text:p>5360</text:p>
              </table:table-cell>
              <table:table-cell office:value-type="float" office:value="1">
                <text:p>1</text:p>
              </table:table-cell>
              <table:table-cell office:value-type="float" office:value="1.79518072289157">
                <text:p>1.79518072289157</text:p>
              </table:table-cell>
              <table:table-cell office:value-type="float" office:value="2.27480916030534">
                <text:p>2.27480916030534</text:p>
              </table:table-cell>
              <table:table-cell office:value-type="float" office:value="2.75925925925926">
                <text:p>2.75925925925926</text:p>
              </table:table-cell>
              <table:table-cell office:value-type="float" office:value="2.6140350877193">
                <text:p>2.6140350877193</text:p>
              </table:table-cell>
              <table:table-cell office:value-type="float" office:value="2.95049504950495">
                <text:p>2.95049504950495</text:p>
              </table:table-cell>
              <table:table-cell office:value-type="float" office:value="3.27472527472527">
                <text:p>3.27472527472527</text:p>
              </table:table-cell>
              <table:table-cell office:value-type="float" office:value="3.27472527472527">
                <text:p>3.27472527472527</text:p>
              </table:table-cell>
              <table:table-cell office:value-type="float" office:value="3.34831460674157">
                <text:p>3.34831460674157</text:p>
              </table:table-cell>
              <table:table-cell office:value-type="float" office:value="2.14388489208633">
                <text:p>2.14388489208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0">
                <text:p>6490</text:p>
              </table:table-cell>
              <table:table-cell office:value-type="float" office:value="1">
                <text:p>1</text:p>
              </table:table-cell>
              <table:table-cell office:value-type="float" office:value="1.75720164609054">
                <text:p>1.75720164609054</text:p>
              </table:table-cell>
              <table:table-cell office:value-type="float" office:value="2.28342245989305">
                <text:p>2.28342245989305</text:p>
              </table:table-cell>
              <table:table-cell office:value-type="float" office:value="2.60365853658537">
                <text:p>2.60365853658537</text:p>
              </table:table-cell>
              <table:table-cell office:value-type="float" office:value="2.60365853658537">
                <text:p>2.60365853658537</text:p>
              </table:table-cell>
              <table:table-cell office:value-type="float" office:value="2.88513513513514">
                <text:p>2.88513513513514</text:p>
              </table:table-cell>
              <table:table-cell office:value-type="float" office:value="3.23484848484848">
                <text:p>3.23484848484848</text:p>
              </table:table-cell>
              <table:table-cell office:value-type="float" office:value="3.21052631578947">
                <text:p>3.21052631578947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2.45402298850575">
                <text:p>2.45402298850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20">
                <text:p>7620</text:p>
              </table:table-cell>
              <table:table-cell office:value-type="float" office:value="1">
                <text:p>1</text:p>
              </table:table-cell>
              <table:table-cell office:value-type="float" office:value="1.75149700598802">
                <text:p>1.75149700598802</text:p>
              </table:table-cell>
              <table:table-cell office:value-type="float" office:value="2.27626459143969">
                <text:p>2.27626459143969</text:p>
              </table:table-cell>
              <table:table-cell office:value-type="float" office:value="2.69585253456221">
                <text:p>2.69585253456221</text:p>
              </table:table-cell>
              <table:table-cell office:value-type="float" office:value="2.61160714285714">
                <text:p>2.61160714285714</text:p>
              </table:table-cell>
              <table:table-cell office:value-type="float" office:value="2.98469387755102">
                <text:p>2.98469387755102</text:p>
              </table:table-cell>
              <table:table-cell office:value-type="float" office:value="3.17934782608696">
                <text:p>3.17934782608696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3.38150289017341">
                <text:p>3.38150289017341</text:p>
              </table:table-cell>
              <table:table-cell office:value-type="float" office:value="2.65909090909091">
                <text:p>2.6590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50">
                <text:p>8750</text:p>
              </table:table-cell>
              <table:table-cell office:value-type="float" office:value="1">
                <text:p>1</text:p>
              </table:table-cell>
              <table:table-cell office:value-type="float" office:value="1.76659038901602">
                <text:p>1.76659038901602</text:p>
              </table:table-cell>
              <table:table-cell office:value-type="float" office:value="2.27058823529412">
                <text:p>2.27058823529412</text:p>
              </table:table-cell>
              <table:table-cell office:value-type="float" office:value="2.70877192982456">
                <text:p>2.70877192982456</text:p>
              </table:table-cell>
              <table:table-cell office:value-type="float" office:value="2.65292096219931">
                <text:p>2.65292096219931</text:p>
              </table:table-cell>
              <table:table-cell office:value-type="float" office:value="2.98069498069498">
                <text:p>2.98069498069498</text:p>
              </table:table-cell>
              <table:table-cell office:value-type="float" office:value="3.23012552301255">
                <text:p>3.23012552301255</text:p>
              </table:table-cell>
              <table:table-cell office:value-type="float" office:value="3.21666666666667">
                <text:p>3.21666666666667</text:p>
              </table:table-cell>
              <table:table-cell office:value-type="float" office:value="3.46188340807175">
                <text:p>3.46188340807175</text:p>
              </table:table-cell>
              <table:table-cell office:value-type="float" office:value="2.85925925925926">
                <text:p>2.85925925925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80">
                <text:p>9880</text:p>
              </table:table-cell>
              <table:table-cell office:value-type="float" office:value="1">
                <text:p>1</text:p>
              </table:table-cell>
              <table:table-cell office:value-type="float" office:value="1.75357142857143">
                <text:p>1.75357142857143</text:p>
              </table:table-cell>
              <table:table-cell office:value-type="float" office:value="2.28904428904429">
                <text:p>2.28904428904429</text:p>
              </table:table-cell>
              <table:table-cell office:value-type="float" office:value="2.71270718232044">
                <text:p>2.71270718232044</text:p>
              </table:table-cell>
              <table:table-cell office:value-type="float" office:value="2.66124661246612">
                <text:p>2.66124661246612</text:p>
              </table:table-cell>
              <table:table-cell office:value-type="float" office:value="2.94011976047904">
                <text:p>2.94011976047904</text:p>
              </table:table-cell>
              <table:table-cell office:value-type="float" office:value="3.20915032679739">
                <text:p>3.20915032679739</text:p>
              </table:table-cell>
              <table:table-cell office:value-type="float" office:value="3.32881355932203">
                <text:p>3.32881355932203</text:p>
              </table:table-cell>
              <table:table-cell office:value-type="float" office:value="3.46996466431095">
                <text:p>3.46996466431095</text:p>
              </table:table-cell>
              <table:table-cell office:value-type="float" office:value="3.01226993865031">
                <text:p>3.01226993865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0">
                <text:p>11010</text:p>
              </table:table-cell>
              <table:table-cell office:value-type="float" office:value="1">
                <text:p>1</text:p>
              </table:table-cell>
              <table:table-cell office:value-type="float" office:value="1.76197387518142">
                <text:p>1.76197387518142</text:p>
              </table:table-cell>
              <table:table-cell office:value-type="float" office:value="2.28195488721804">
                <text:p>2.28195488721804</text:p>
              </table:table-cell>
              <table:table-cell office:value-type="float" office:value="2.70378619153675">
                <text:p>2.70378619153675</text:p>
              </table:table-cell>
              <table:table-cell office:value-type="float" office:value="2.66228070175439">
                <text:p>2.66228070175439</text:p>
              </table:table-cell>
              <table:table-cell office:value-type="float" office:value="2.89737470167064">
                <text:p>2.89737470167064</text:p>
              </table:table-cell>
              <table:table-cell office:value-type="float" office:value="3.34435261707989">
                <text:p>3.34435261707989</text:p>
              </table:table-cell>
              <table:table-cell office:value-type="float" office:value="3.28108108108108">
                <text:p>3.28108108108108</text:p>
              </table:table-cell>
              <table:table-cell office:value-type="float" office:value="3.4985590778098">
                <text:p>3.4985590778098</text:p>
              </table:table-cell>
              <table:table-cell office:value-type="float" office:value="3.06565656565657">
                <text:p>3.06565656565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40">
                <text:p>12140</text:p>
              </table:table-cell>
              <table:table-cell office:value-type="float" office:value="1">
                <text:p>1</text:p>
              </table:table-cell>
              <table:table-cell office:value-type="float" office:value="1.76794258373206">
                <text:p>1.76794258373206</text:p>
              </table:table-cell>
              <table:table-cell office:value-type="float" office:value="2.29147286821705">
                <text:p>2.29147286821705</text:p>
              </table:table-cell>
              <table:table-cell office:value-type="float" office:value="2.70695970695971">
                <text:p>2.70695970695971</text:p>
              </table:table-cell>
              <table:table-cell office:value-type="float" office:value="2.70201096892139">
                <text:p>2.70201096892139</text:p>
              </table:table-cell>
              <table:table-cell office:value-type="float" office:value="2.96787148594378">
                <text:p>2.96787148594378</text:p>
              </table:table-cell>
              <table:table-cell office:value-type="float" office:value="3.29175946547884">
                <text:p>3.29175946547884</text:p>
              </table:table-cell>
              <table:table-cell office:value-type="float" office:value="3.33634311512415">
                <text:p>3.33634311512415</text:p>
              </table:table-cell>
              <table:table-cell office:value-type="float" office:value="3.50236966824645">
                <text:p>3.50236966824645</text:p>
              </table:table-cell>
              <table:table-cell office:value-type="float" office:value="3.17167381974249">
                <text:p>3.17167381974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70">
                <text:p>13270</text:p>
              </table:table-cell>
              <table:table-cell office:value-type="float" office:value="1">
                <text:p>1</text:p>
              </table:table-cell>
              <table:table-cell office:value-type="float" office:value="1.7542627883651">
                <text:p>1.7542627883651</text:p>
              </table:table-cell>
              <table:table-cell office:value-type="float" office:value="2.28031290743155">
                <text:p>2.28031290743155</text:p>
              </table:table-cell>
              <table:table-cell office:value-type="float" office:value="2.7032457496136">
                <text:p>2.7032457496136</text:p>
              </table:table-cell>
              <table:table-cell office:value-type="float" office:value="2.73708920187793">
                <text:p>2.73708920187793</text:p>
              </table:table-cell>
              <table:table-cell office:value-type="float" office:value="2.99486301369863">
                <text:p>2.99486301369863</text:p>
              </table:table-cell>
              <table:table-cell office:value-type="float" office:value="3.24489795918367">
                <text:p>3.24489795918367</text:p>
              </table:table-cell>
              <table:table-cell office:value-type="float" office:value="3.34416826003824">
                <text:p>3.34416826003824</text:p>
              </table:table-cell>
              <table:table-cell office:value-type="float" office:value="3.47713717693837">
                <text:p>3.4771371769383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1">
                <text:p>1</text:p>
              </table:table-cell>
              <table:table-cell office:value-type="float" office:value="1.74723404255319">
                <text:p>1.74723404255319</text:p>
              </table:table-cell>
              <table:table-cell office:value-type="float" office:value="2.28111111111111">
                <text:p>2.28111111111111</text:p>
              </table:table-cell>
              <table:table-cell office:value-type="float" office:value="2.68717277486911">
                <text:p>2.68717277486911</text:p>
              </table:table-cell>
              <table:table-cell office:value-type="float" office:value="2.70131578947368">
                <text:p>2.70131578947368</text:p>
              </table:table-cell>
              <table:table-cell office:value-type="float" office:value="3.00585651537335">
                <text:p>3.00585651537335</text:p>
              </table:table-cell>
              <table:table-cell office:value-type="float" office:value="3.2900641025641">
                <text:p>3.2900641025641</text:p>
              </table:table-cell>
              <table:table-cell office:value-type="float" office:value="3.31663974151858">
                <text:p>3.31663974151858</text:p>
              </table:table-cell>
              <table:table-cell office:value-type="float" office:value="3.47377326565144">
                <text:p>3.47377326565144</text:p>
              </table:table-cell>
              <table:table-cell office:value-type="float" office:value="3.23817034700315">
                <text:p>3.23817034700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